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Bag.TreeBag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Bag.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ag.TreeB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ag.TreeBag( Comparator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ag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Bag.add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reeBag.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ag.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ag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